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Número de Hilos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1 Nodo</text:p>
          </table:table-cell>
          <table:table-cell office:value-type="string" calcext:value-type="string">
            <text:p>2 Nodos</text:p>
          </table:table-cell>
          <table:table-cell office:value-type="string" calcext:value-type="string">
            <text:p>4 Nodos</text:p>
          </table:table-cell>
          <table:table-cell office:value-type="string" calcext:value-type="string">
            <text:p>6 Nodos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string" calcext:value-type="string">
            <text:p>Número de Hilos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1 Nodo</text:p>
          </table:table-cell>
          <table:table-cell office:value-type="string" calcext:value-type="string">
            <text:p>2 Nodos</text:p>
          </table:table-cell>
          <table:table-cell office:value-type="string" calcext:value-type="string">
            <text:p>4 Nodos</text:p>
          </table:table-cell>
          <table:table-cell office:value-type="string" calcext:value-type="string">
            <text:p>6 Nodos</text:p>
          </table:table-cell>
          <table:table-cell/>
          <table:table-cell office:value-type="float" office:value="16392" calcext:value-type="float">
            <text:p>16392</text:p>
          </table:table-cell>
          <table:table-cell office:value-type="string" calcext:value-type="string">
            <text:p>Número de Hilos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1 Nodo</text:p>
          </table:table-cell>
          <table:table-cell office:value-type="string" calcext:value-type="string">
            <text:p>2 Nodos</text:p>
          </table:table-cell>
          <table:table-cell office:value-type="string" calcext:value-type="string">
            <text:p>4 Nodos</text:p>
          </table:table-cell>
          <table:table-cell office:value-type="string" calcext:value-type="string">
            <text:p>6 Nodos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Cifrado</text:p>
          </table:table-cell>
          <table:table-cell office:value-type="float" office:value="0.84494544" calcext:value-type="float">
            <text:p>0.84494544</text:p>
          </table:table-cell>
          <table:table-cell office:value-type="float" office:value="0.4296802" calcext:value-type="float">
            <text:p>0.4296802</text:p>
          </table:table-cell>
          <table:table-cell office:value-type="float" office:value="0.21880428" calcext:value-type="float">
            <text:p>0.21880428</text:p>
          </table:table-cell>
          <table:table-cell office:value-type="float" office:value="0.16235936" calcext:value-type="float">
            <text:p>0.16235936</text:p>
          </table:table-cell>
          <table:table-cell table:number-columns-repeated="2"/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Cifrado</text:p>
          </table:table-cell>
          <table:table-cell office:value-type="float" office:value="3.36245952" calcext:value-type="float">
            <text:p>3.36245952</text:p>
          </table:table-cell>
          <table:table-cell office:value-type="float" office:value="1.699166" calcext:value-type="float">
            <text:p>1.699166</text:p>
          </table:table-cell>
          <table:table-cell office:value-type="float" office:value="0.86403528" calcext:value-type="float">
            <text:p>0.86403528</text:p>
          </table:table-cell>
          <table:table-cell office:value-type="float" office:value="0.60080864" calcext:value-type="float">
            <text:p>0.60080864</text:p>
          </table:table-cell>
          <table:table-cell table:number-columns-repeated="2"/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Cifrado</text:p>
          </table:table-cell>
          <table:table-cell office:value-type="float" office:value="13.46443784" calcext:value-type="float">
            <text:p>13.46443784</text:p>
          </table:table-cell>
          <table:table-cell office:value-type="float" office:value="6.75017264" calcext:value-type="float">
            <text:p>6.75017264</text:p>
          </table:table-cell>
          <table:table-cell office:value-type="float" office:value="3.39265228" calcext:value-type="float">
            <text:p>3.39265228</text:p>
          </table:table-cell>
          <table:table-cell office:value-type="float" office:value="2.32344448" calcext:value-type="float">
            <text:p>2.32344448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0.83122464" calcext:value-type="float">
            <text:p>0.83122464</text:p>
          </table:table-cell>
          <table:table-cell office:value-type="float" office:value="0.41797148" calcext:value-type="float">
            <text:p>0.41797148</text:p>
          </table:table-cell>
          <table:table-cell office:value-type="float" office:value="0.21394992" calcext:value-type="float">
            <text:p>0.21394992</text:p>
          </table:table-cell>
          <table:table-cell office:value-type="float" office:value="0.15731852" calcext:value-type="float">
            <text:p>0.15731852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3.31481248" calcext:value-type="float">
            <text:p>3.31481248</text:p>
          </table:table-cell>
          <table:table-cell office:value-type="float" office:value="1.66907476" calcext:value-type="float">
            <text:p>1.66907476</text:p>
          </table:table-cell>
          <table:table-cell office:value-type="float" office:value="0.83871184" calcext:value-type="float">
            <text:p>0.83871184</text:p>
          </table:table-cell>
          <table:table-cell office:value-type="float" office:value="0.61773704" calcext:value-type="float">
            <text:p>0.61773704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13.2706078" calcext:value-type="float">
            <text:p>13.2706078</text:p>
          </table:table-cell>
          <table:table-cell office:value-type="float" office:value="6.65731128" calcext:value-type="float">
            <text:p>6.65731128</text:p>
          </table:table-cell>
          <table:table-cell office:value-type="float" office:value="3.33386316" calcext:value-type="float">
            <text:p>3.33386316</text:p>
          </table:table-cell>
          <table:table-cell office:value-type="float" office:value="2.4677868" calcext:value-type="float">
            <text:p>2.4677868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.69591264" calcext:value-type="float">
            <text:p>1.69591264</text:p>
          </table:table-cell>
          <table:table-cell office:value-type="float" office:value="0.86396544" calcext:value-type="float">
            <text:p>0.86396544</text:p>
          </table:table-cell>
          <table:table-cell office:value-type="float" office:value="0.44906552" calcext:value-type="float">
            <text:p>0.44906552</text:p>
          </table:table-cell>
          <table:table-cell office:value-type="float" office:value="0.33566824" calcext:value-type="float">
            <text:p>0.33566824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6.69701884" calcext:value-type="float">
            <text:p>6.69701884</text:p>
          </table:table-cell>
          <table:table-cell office:value-type="float" office:value="3.38641048" calcext:value-type="float">
            <text:p>3.38641048</text:p>
          </table:table-cell>
          <table:table-cell office:value-type="float" office:value="1.71720528" calcext:value-type="float">
            <text:p>1.71720528</text:p>
          </table:table-cell>
          <table:table-cell office:value-type="float" office:value="1.23296256" calcext:value-type="float">
            <text:p>1.23296256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26.75152784" calcext:value-type="float">
            <text:p>26.75152784</text:p>
          </table:table-cell>
          <table:table-cell office:value-type="float" office:value="13.42394332" calcext:value-type="float">
            <text:p>13.42394332</text:p>
          </table:table-cell>
          <table:table-cell office:value-type="float" office:value="6.7410238" calcext:value-type="float">
            <text:p>6.7410238</text:p>
          </table:table-cell>
          <table:table-cell office:value-type="float" office:value="4.80668348" calcext:value-type="float">
            <text:p>4.80668348</text:p>
          </table:table-cell>
        </table:table-row>
        <table:table-row table:style-name="ro1">
          <table:table-cell table:number-columns-repeated="2"/>
          <table:table-cell table:style-name="ce1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Cifrado</text:p>
          </table:table-cell>
          <table:table-cell office:value-type="float" office:value="0.77271232" calcext:value-type="float">
            <text:p>0.77271232</text:p>
          </table:table-cell>
          <table:table-cell office:value-type="float" office:value="0.40427924" calcext:value-type="float">
            <text:p>0.40427924</text:p>
          </table:table-cell>
          <table:table-cell office:value-type="float" office:value="0.20935048" calcext:value-type="float">
            <text:p>0.20935048</text:p>
          </table:table-cell>
          <table:table-cell office:value-type="float" office:value="0.15191388" calcext:value-type="float">
            <text:p>0.15191388</text:p>
          </table:table-cell>
          <table:table-cell table:number-columns-repeated="2"/>
          <table:table-cell table:style-name="ce1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Cifrado</text:p>
          </table:table-cell>
          <table:table-cell office:value-type="float" office:value="3.07596416" calcext:value-type="float">
            <text:p>3.07596416</text:p>
          </table:table-cell>
          <table:table-cell office:value-type="float" office:value="1.60316492" calcext:value-type="float">
            <text:p>1.60316492</text:p>
          </table:table-cell>
          <table:table-cell office:value-type="float" office:value="0.82930104" calcext:value-type="float">
            <text:p>0.82930104</text:p>
          </table:table-cell>
          <table:table-cell office:value-type="float" office:value="0.5763298" calcext:value-type="float">
            <text:p>0.5763298</text:p>
          </table:table-cell>
          <table:table-cell table:number-columns-repeated="2"/>
          <table:table-cell table:style-name="ce1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Cifrado</text:p>
          </table:table-cell>
          <table:table-cell office:value-type="float" office:value="12.27794268" calcext:value-type="float">
            <text:p>12.27794268</text:p>
          </table:table-cell>
          <table:table-cell office:value-type="float" office:value="6.33537972" calcext:value-type="float">
            <text:p>6.33537972</text:p>
          </table:table-cell>
          <table:table-cell office:value-type="float" office:value="3.27617876" calcext:value-type="float">
            <text:p>3.27617876</text:p>
          </table:table-cell>
          <table:table-cell office:value-type="float" office:value="2.2654262" calcext:value-type="float">
            <text:p>2.2654262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0.77618972" calcext:value-type="float">
            <text:p>0.77618972</text:p>
          </table:table-cell>
          <table:table-cell office:value-type="float" office:value="0.40648768" calcext:value-type="float">
            <text:p>0.40648768</text:p>
          </table:table-cell>
          <table:table-cell office:value-type="float" office:value="0.22299128" calcext:value-type="float">
            <text:p>0.22299128</text:p>
          </table:table-cell>
          <table:table-cell office:value-type="float" office:value="0.15476588" calcext:value-type="float">
            <text:p>0.15476588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3.09692164" calcext:value-type="float">
            <text:p>3.09692164</text:p>
          </table:table-cell>
          <table:table-cell office:value-type="float" office:value="1.61974668" calcext:value-type="float">
            <text:p>1.61974668</text:p>
          </table:table-cell>
          <table:table-cell office:value-type="float" office:value="0.84101308" calcext:value-type="float">
            <text:p>0.84101308</text:p>
          </table:table-cell>
          <table:table-cell office:value-type="float" office:value="0.595144" calcext:value-type="float">
            <text:p>0.595144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12.40725368" calcext:value-type="float">
            <text:p>12.40725368</text:p>
          </table:table-cell>
          <table:table-cell office:value-type="float" office:value="6.46674956" calcext:value-type="float">
            <text:p>6.46674956</text:p>
          </table:table-cell>
          <table:table-cell office:value-type="float" office:value="3.33971628" calcext:value-type="float">
            <text:p>3.33971628</text:p>
          </table:table-cell>
          <table:table-cell office:value-type="float" office:value="2.34548168" calcext:value-type="float">
            <text:p>2.34548168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.56663004" calcext:value-type="float">
            <text:p>1.56663004</text:p>
          </table:table-cell>
          <table:table-cell office:value-type="float" office:value="0.82733288" calcext:value-type="float">
            <text:p>0.82733288</text:p>
          </table:table-cell>
          <table:table-cell office:value-type="float" office:value="0.44873204" calcext:value-type="float">
            <text:p>0.44873204</text:p>
          </table:table-cell>
          <table:table-cell office:value-type="float" office:value="0.32222" calcext:value-type="float">
            <text:p>0.32222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6.19158608" calcext:value-type="float">
            <text:p>6.19158608</text:p>
          </table:table-cell>
          <table:table-cell office:value-type="float" office:value="3.23796916" calcext:value-type="float">
            <text:p>3.23796916</text:p>
          </table:table-cell>
          <table:table-cell office:value-type="float" office:value="1.68623964" calcext:value-type="float">
            <text:p>1.68623964</text:p>
          </table:table-cell>
          <table:table-cell office:value-type="float" office:value="1.18727424" calcext:value-type="float">
            <text:p>1.18727424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24.70228264" calcext:value-type="float">
            <text:p>24.70228264</text:p>
          </table:table-cell>
          <table:table-cell office:value-type="float" office:value="12.82051892" calcext:value-type="float">
            <text:p>12.82051892</text:p>
          </table:table-cell>
          <table:table-cell office:value-type="float" office:value="6.63192324" calcext:value-type="float">
            <text:p>6.63192324</text:p>
          </table:table-cell>
          <table:table-cell office:value-type="float" office:value="4.62566896" calcext:value-type="float">
            <text:p>4.62566896</text:p>
          </table:table-cell>
        </table:table-row>
        <table:table-row table:style-name="ro1">
          <table:table-cell table:number-columns-repeated="2"/>
          <table:table-cell table:style-name="ce1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Cifrado</text:p>
          </table:table-cell>
          <table:table-cell office:value-type="float" office:value="0.7671614" calcext:value-type="float">
            <text:p>0.7671614</text:p>
          </table:table-cell>
          <table:table-cell office:value-type="float" office:value="0.42487492" calcext:value-type="float">
            <text:p>0.42487492</text:p>
          </table:table-cell>
          <table:table-cell office:value-type="float" office:value="0.215288" calcext:value-type="float">
            <text:p>0.215288</text:p>
          </table:table-cell>
          <table:table-cell office:value-type="float" office:value="0.15932988" calcext:value-type="float">
            <text:p>0.15932988</text:p>
          </table:table-cell>
          <table:table-cell table:number-columns-repeated="2"/>
          <table:table-cell table:style-name="ce1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Cifrado</text:p>
          </table:table-cell>
          <table:table-cell office:value-type="float" office:value="3.02803836" calcext:value-type="float">
            <text:p>3.02803836</text:p>
          </table:table-cell>
          <table:table-cell office:value-type="float" office:value="1.6630832" calcext:value-type="float">
            <text:p>1.6630832</text:p>
          </table:table-cell>
          <table:table-cell office:value-type="float" office:value="0.84410568" calcext:value-type="float">
            <text:p>0.84410568</text:p>
          </table:table-cell>
          <table:table-cell office:value-type="float" office:value="0.60443628" calcext:value-type="float">
            <text:p>0.60443628</text:p>
          </table:table-cell>
          <table:table-cell table:number-columns-repeated="2"/>
          <table:table-cell table:style-name="ce1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Cifrado</text:p>
          </table:table-cell>
          <table:table-cell office:value-type="float" office:value="12.10027464" calcext:value-type="float">
            <text:p>12.10027464</text:p>
          </table:table-cell>
          <table:table-cell office:value-type="float" office:value="6.66685608" calcext:value-type="float">
            <text:p>6.66685608</text:p>
          </table:table-cell>
          <table:table-cell office:value-type="float" office:value="3.33606052" calcext:value-type="float">
            <text:p>3.33606052</text:p>
          </table:table-cell>
          <table:table-cell office:value-type="float" office:value="2.37196904" calcext:value-type="float">
            <text:p>2.37196904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0.75672324" calcext:value-type="float">
            <text:p>0.75672324</text:p>
          </table:table-cell>
          <table:table-cell office:value-type="float" office:value="0.42935696" calcext:value-type="float">
            <text:p>0.42935696</text:p>
          </table:table-cell>
          <table:table-cell office:value-type="float" office:value="0.22100232" calcext:value-type="float">
            <text:p>0.22100232</text:p>
          </table:table-cell>
          <table:table-cell office:value-type="float" office:value="0.16461488" calcext:value-type="float">
            <text:p>0.16461488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3.04487552" calcext:value-type="float">
            <text:p>3.04487552</text:p>
          </table:table-cell>
          <table:table-cell office:value-type="float" office:value="1.67159164" calcext:value-type="float">
            <text:p>1.67159164</text:p>
          </table:table-cell>
          <table:table-cell office:value-type="float" office:value="0.84903432" calcext:value-type="float">
            <text:p>0.84903432</text:p>
          </table:table-cell>
          <table:table-cell office:value-type="float" office:value="0.62059512" calcext:value-type="float">
            <text:p>0.62059512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12.4469306" calcext:value-type="float">
            <text:p>12.4469306</text:p>
          </table:table-cell>
          <table:table-cell office:value-type="float" office:value="6.73497608" calcext:value-type="float">
            <text:p>6.73497608</text:p>
          </table:table-cell>
          <table:table-cell office:value-type="float" office:value="3.35447312" calcext:value-type="float">
            <text:p>3.35447312</text:p>
          </table:table-cell>
          <table:table-cell office:value-type="float" office:value="2.38575936" calcext:value-type="float">
            <text:p>2.38575936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.54192192" calcext:value-type="float">
            <text:p>1.54192192</text:p>
          </table:table-cell>
          <table:table-cell office:value-type="float" office:value="0.86877828" calcext:value-type="float">
            <text:p>0.86877828</text:p>
          </table:table-cell>
          <table:table-cell office:value-type="float" office:value="0.45440728" calcext:value-type="float">
            <text:p>0.45440728</text:p>
          </table:table-cell>
          <table:table-cell office:value-type="float" office:value="0.3400018" calcext:value-type="float">
            <text:p>0.3400018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6.08975912" calcext:value-type="float">
            <text:p>6.08975912</text:p>
          </table:table-cell>
          <table:table-cell office:value-type="float" office:value="3.35097816" calcext:value-type="float">
            <text:p>3.35097816</text:p>
          </table:table-cell>
          <table:table-cell office:value-type="float" office:value="1.70884292" calcext:value-type="float">
            <text:p>1.70884292</text:p>
          </table:table-cell>
          <table:table-cell office:value-type="float" office:value="1.24004752" calcext:value-type="float">
            <text:p>1.24004752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24.56519132" calcext:value-type="float">
            <text:p>24.56519132</text:p>
          </table:table-cell>
          <table:table-cell office:value-type="float" office:value="13.41776644" calcext:value-type="float">
            <text:p>13.41776644</text:p>
          </table:table-cell>
          <table:table-cell office:value-type="float" office:value="6.70558912" calcext:value-type="float">
            <text:p>6.70558912</text:p>
          </table:table-cell>
          <table:table-cell office:value-type="float" office:value="4.77480704" calcext:value-type="float">
            <text:p>4.77480704</text:p>
          </table:table-cell>
        </table:table-row>
        <table:table-row table:style-name="ro1">
          <table:table-cell table:number-columns-repeated="2"/>
          <table:table-cell table:style-name="ce1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Cifrado</text:p>
          </table:table-cell>
          <table:table-cell office:value-type="float" office:value="0.80816316" calcext:value-type="float">
            <text:p>0.80816316</text:p>
          </table:table-cell>
          <table:table-cell office:value-type="float" office:value="0.48942012" calcext:value-type="float">
            <text:p>0.48942012</text:p>
          </table:table-cell>
          <table:table-cell office:value-type="float" office:value="0.24860792" calcext:value-type="float">
            <text:p>0.24860792</text:p>
          </table:table-cell>
          <table:table-cell office:value-type="float" office:value="0.2105036" calcext:value-type="float">
            <text:p>0.2105036</text:p>
          </table:table-cell>
          <table:table-cell table:number-columns-repeated="2"/>
          <table:table-cell table:style-name="ce1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Cifrado</text:p>
          </table:table-cell>
          <table:table-cell office:value-type="float" office:value="3.19643132" calcext:value-type="float">
            <text:p>3.19643132</text:p>
          </table:table-cell>
          <table:table-cell office:value-type="float" office:value="1.93836316" calcext:value-type="float">
            <text:p>1.93836316</text:p>
          </table:table-cell>
          <table:table-cell office:value-type="float" office:value="0.98242344" calcext:value-type="float">
            <text:p>0.98242344</text:p>
          </table:table-cell>
          <table:table-cell office:value-type="float" office:value="0.84168688" calcext:value-type="float">
            <text:p>0.84168688</text:p>
          </table:table-cell>
          <table:table-cell table:number-columns-repeated="2"/>
          <table:table-cell table:style-name="ce1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Cifrado</text:p>
          </table:table-cell>
          <table:table-cell office:value-type="float" office:value="12.86581236" calcext:value-type="float">
            <text:p>12.86581236</text:p>
          </table:table-cell>
          <table:table-cell office:value-type="float" office:value="7.63330984" calcext:value-type="float">
            <text:p>7.63330984</text:p>
          </table:table-cell>
          <table:table-cell office:value-type="float" office:value="3.8089514" calcext:value-type="float">
            <text:p>3.8089514</text:p>
          </table:table-cell>
          <table:table-cell office:value-type="float" office:value="3.31286936" calcext:value-type="float">
            <text:p>3.31286936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0.81847444" calcext:value-type="float">
            <text:p>0.81847444</text:p>
          </table:table-cell>
          <table:table-cell office:value-type="float" office:value="0.50017292" calcext:value-type="float">
            <text:p>0.50017292</text:p>
          </table:table-cell>
          <table:table-cell office:value-type="float" office:value="0.24980404" calcext:value-type="float">
            <text:p>0.24980404</text:p>
          </table:table-cell>
          <table:table-cell office:value-type="float" office:value="0.21562004" calcext:value-type="float">
            <text:p>0.21562004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3.2563124" calcext:value-type="float">
            <text:p>3.2563124</text:p>
          </table:table-cell>
          <table:table-cell office:value-type="float" office:value="1.97028452" calcext:value-type="float">
            <text:p>1.97028452</text:p>
          </table:table-cell>
          <table:table-cell office:value-type="float" office:value="0.97406172" calcext:value-type="float">
            <text:p>0.97406172</text:p>
          </table:table-cell>
          <table:table-cell office:value-type="float" office:value="0.85504252" calcext:value-type="float">
            <text:p>0.85504252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13.08413152" calcext:value-type="float">
            <text:p>13.08413152</text:p>
          </table:table-cell>
          <table:table-cell office:value-type="float" office:value="7.7425578" calcext:value-type="float">
            <text:p>7.7425578</text:p>
          </table:table-cell>
          <table:table-cell office:value-type="float" office:value="3.86639624" calcext:value-type="float">
            <text:p>3.86639624</text:p>
          </table:table-cell>
          <table:table-cell office:value-type="float" office:value="3.35614356" calcext:value-type="float">
            <text:p>3.35614356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.64636376" calcext:value-type="float">
            <text:p>1.64636376</text:p>
          </table:table-cell>
          <table:table-cell office:value-type="float" office:value="1.0055012" calcext:value-type="float">
            <text:p>1.0055012</text:p>
          </table:table-cell>
          <table:table-cell office:value-type="float" office:value="0.51458584" calcext:value-type="float">
            <text:p>0.51458584</text:p>
          </table:table-cell>
          <table:table-cell office:value-type="float" office:value="0.44347112" calcext:value-type="float">
            <text:p>0.44347112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6.47042016" calcext:value-type="float">
            <text:p>6.47042016</text:p>
          </table:table-cell>
          <table:table-cell office:value-type="float" office:value="3.92443132" calcext:value-type="float">
            <text:p>3.92443132</text:p>
          </table:table-cell>
          <table:table-cell office:value-type="float" office:value="1.97154684" calcext:value-type="float">
            <text:p>1.97154684</text:p>
          </table:table-cell>
          <table:table-cell office:value-type="float" office:value="1.71232516" calcext:value-type="float">
            <text:p>1.71232516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25.96852088" calcext:value-type="float">
            <text:p>25.96852088</text:p>
          </table:table-cell>
          <table:table-cell office:value-type="float" office:value="15.39320112" calcext:value-type="float">
            <text:p>15.39320112</text:p>
          </table:table-cell>
          <table:table-cell office:value-type="float" office:value="7.69113648" calcext:value-type="float">
            <text:p>7.69113648</text:p>
          </table:table-cell>
          <table:table-cell office:value-type="float" office:value="6.68539228" calcext:value-type="float">
            <text:p>6.68539228</text:p>
          </table:table-cell>
        </table:table-row>
        <table:table-row table:style-name="ro1">
          <table:table-cell table:number-columns-repeated="2"/>
          <table:table-cell table:style-name="ce1"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Cifrado</text:p>
          </table:table-cell>
          <table:table-cell office:value-type="float" office:value="0.92212004" calcext:value-type="float">
            <text:p>0.92212004</text:p>
          </table:table-cell>
          <table:table-cell office:value-type="float" office:value="0.73076244" calcext:value-type="float">
            <text:p>0.73076244</text:p>
          </table:table-cell>
          <table:table-cell office:value-type="float" office:value="0.36294452" calcext:value-type="float">
            <text:p>0.36294452</text:p>
          </table:table-cell>
          <table:table-cell office:value-type="float" office:value="0.33814448" calcext:value-type="float">
            <text:p>0.33814448</text:p>
          </table:table-cell>
          <table:table-cell table:number-columns-repeated="2"/>
          <table:table-cell table:style-name="ce1"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Cifrado</text:p>
          </table:table-cell>
          <table:table-cell office:value-type="float" office:value="3.71407888" calcext:value-type="float">
            <text:p>3.71407888</text:p>
          </table:table-cell>
          <table:table-cell office:value-type="float" office:value="2.94746912" calcext:value-type="float">
            <text:p>2.94746912</text:p>
          </table:table-cell>
          <table:table-cell office:value-type="float" office:value="1.485153" calcext:value-type="float">
            <text:p>1.485153</text:p>
          </table:table-cell>
          <table:table-cell office:value-type="float" office:value="1.36674036" calcext:value-type="float">
            <text:p>1.36674036</text:p>
          </table:table-cell>
          <table:table-cell table:number-columns-repeated="2"/>
          <table:table-cell table:style-name="ce1"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Cifrado</text:p>
          </table:table-cell>
          <table:table-cell office:value-type="float" office:value="14.8581736" calcext:value-type="float">
            <text:p>14.8581736</text:p>
          </table:table-cell>
          <table:table-cell office:value-type="float" office:value="11.80510804" calcext:value-type="float">
            <text:p>11.80510804</text:p>
          </table:table-cell>
          <table:table-cell office:value-type="float" office:value="5.93452996" calcext:value-type="float">
            <text:p>5.93452996</text:p>
          </table:table-cell>
          <table:table-cell office:value-type="float" office:value="5.629792" calcext:value-type="float">
            <text:p>5.629792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0.94148252" calcext:value-type="float">
            <text:p>0.94148252</text:p>
          </table:table-cell>
          <table:table-cell office:value-type="float" office:value="0.75241732" calcext:value-type="float">
            <text:p>0.75241732</text:p>
          </table:table-cell>
          <table:table-cell office:value-type="float" office:value="0.37072672" calcext:value-type="float">
            <text:p>0.37072672</text:p>
          </table:table-cell>
          <table:table-cell office:value-type="float" office:value="0.35611664" calcext:value-type="float">
            <text:p>0.35611664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3.73846848" calcext:value-type="float">
            <text:p>3.73846848</text:p>
          </table:table-cell>
          <table:table-cell office:value-type="float" office:value="2.93111896" calcext:value-type="float">
            <text:p>2.93111896</text:p>
          </table:table-cell>
          <table:table-cell office:value-type="float" office:value="1.49677428" calcext:value-type="float">
            <text:p>1.49677428</text:p>
          </table:table-cell>
          <table:table-cell office:value-type="float" office:value="1.41249668" calcext:value-type="float">
            <text:p>1.41249668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14.90024732" calcext:value-type="float">
            <text:p>14.90024732</text:p>
          </table:table-cell>
          <table:table-cell office:value-type="float" office:value="11.80978536" calcext:value-type="float">
            <text:p>11.80978536</text:p>
          </table:table-cell>
          <table:table-cell office:value-type="float" office:value="6.00765804" calcext:value-type="float">
            <text:p>6.00765804</text:p>
          </table:table-cell>
          <table:table-cell office:value-type="float" office:value="5.66627848" calcext:value-type="float">
            <text:p>5.66627848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.88004488" calcext:value-type="float">
            <text:p>1.88004488</text:p>
          </table:table-cell>
          <table:table-cell office:value-type="float" office:value="1.49893912" calcext:value-type="float">
            <text:p>1.49893912</text:p>
          </table:table-cell>
          <table:table-cell office:value-type="float" office:value="0.74896156" calcext:value-type="float">
            <text:p>0.74896156</text:p>
          </table:table-cell>
          <table:table-cell office:value-type="float" office:value="0.7105248" calcext:value-type="float">
            <text:p>0.7105248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7.46926908" calcext:value-type="float">
            <text:p>7.46926908</text:p>
          </table:table-cell>
          <table:table-cell office:value-type="float" office:value="5.894709" calcext:value-type="float">
            <text:p>5.894709</text:p>
          </table:table-cell>
          <table:table-cell office:value-type="float" office:value="2.99629852" calcext:value-type="float">
            <text:p>2.99629852</text:p>
          </table:table-cell>
          <table:table-cell office:value-type="float" office:value="2.79384084" calcext:value-type="float">
            <text:p>2.79384084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29.7768554" calcext:value-type="float">
            <text:p>29.7768554</text:p>
          </table:table-cell>
          <table:table-cell office:value-type="float" office:value="23.63154624" calcext:value-type="float">
            <text:p>23.63154624</text:p>
          </table:table-cell>
          <table:table-cell office:value-type="float" office:value="11.95873876" calcext:value-type="float">
            <text:p>11.95873876</text:p>
          </table:table-cell>
          <table:table-cell office:value-type="float" office:value="11.31295076" calcext:value-type="float">
            <text:p>11.31295076</text:p>
          </table:table-cell>
        </table:table-row>
        <table:table-row table:style-name="ro1">
          <table:table-cell table:number-columns-repeated="2"/>
          <table:table-cell table:style-name="ce1" office:value-type="float" office:value="24" calcext:value-type="float" table:number-columns-spanned="1" table:number-rows-spanned="3">
            <text:p>24</text:p>
          </table:table-cell>
          <table:table-cell office:value-type="string" calcext:value-type="string">
            <text:p>Cifrado</text:p>
          </table:table-cell>
          <table:table-cell office:value-type="float" office:value="1.1496136" calcext:value-type="float">
            <text:p>1.1496136</text:p>
          </table:table-cell>
          <table:table-cell office:value-type="float" office:value="0.9484086" calcext:value-type="float">
            <text:p>0.9484086</text:p>
          </table:table-cell>
          <table:table-cell office:value-type="float" office:value="0.49273144" calcext:value-type="float">
            <text:p>0.49273144</text:p>
          </table:table-cell>
          <table:table-cell office:value-type="float" office:value="0.44472784" calcext:value-type="float">
            <text:p>0.44472784</text:p>
          </table:table-cell>
          <table:table-cell table:number-columns-repeated="2"/>
          <table:table-cell table:style-name="ce1" office:value-type="float" office:value="24" calcext:value-type="float" table:number-columns-spanned="1" table:number-rows-spanned="3">
            <text:p>24</text:p>
          </table:table-cell>
          <table:table-cell office:value-type="string" calcext:value-type="string">
            <text:p>Cifrado</text:p>
          </table:table-cell>
          <table:table-cell office:value-type="float" office:value="4.78858712" calcext:value-type="float">
            <text:p>4.78858712</text:p>
          </table:table-cell>
          <table:table-cell office:value-type="float" office:value="4.13149312" calcext:value-type="float">
            <text:p>4.13149312</text:p>
          </table:table-cell>
          <table:table-cell office:value-type="float" office:value="2.00876028" calcext:value-type="float">
            <text:p>2.00876028</text:p>
          </table:table-cell>
          <table:table-cell office:value-type="float" office:value="1.92259692" calcext:value-type="float">
            <text:p>1.92259692</text:p>
          </table:table-cell>
          <table:table-cell table:number-columns-repeated="2"/>
          <table:table-cell table:style-name="ce1" office:value-type="float" office:value="24" calcext:value-type="float" table:number-columns-spanned="1" table:number-rows-spanned="3">
            <text:p>24</text:p>
          </table:table-cell>
          <table:table-cell office:value-type="string" calcext:value-type="string">
            <text:p>Cifrado</text:p>
          </table:table-cell>
          <table:table-cell office:value-type="float" office:value="19.14359892" calcext:value-type="float">
            <text:p>19.14359892</text:p>
          </table:table-cell>
          <table:table-cell office:value-type="float" office:value="16.58206296" calcext:value-type="float">
            <text:p>16.58206296</text:p>
          </table:table-cell>
          <table:table-cell office:value-type="float" office:value="8.21484008" calcext:value-type="float">
            <text:p>8.21484008</text:p>
          </table:table-cell>
          <table:table-cell office:value-type="float" office:value="7.97620328" calcext:value-type="float">
            <text:p>7.97620328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1.18068488" calcext:value-type="float">
            <text:p>1.18068488</text:p>
          </table:table-cell>
          <table:table-cell office:value-type="float" office:value="0.98867892" calcext:value-type="float">
            <text:p>0.98867892</text:p>
          </table:table-cell>
          <table:table-cell office:value-type="float" office:value="0.51144484" calcext:value-type="float">
            <text:p>0.51144484</text:p>
          </table:table-cell>
          <table:table-cell office:value-type="float" office:value="0.51394084" calcext:value-type="float">
            <text:p>0.51394084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4.81121116" calcext:value-type="float">
            <text:p>4.81121116</text:p>
          </table:table-cell>
          <table:table-cell office:value-type="float" office:value="4.1044902" calcext:value-type="float">
            <text:p>4.1044902</text:p>
          </table:table-cell>
          <table:table-cell office:value-type="float" office:value="2.04594044" calcext:value-type="float">
            <text:p>2.04594044</text:p>
          </table:table-cell>
          <table:table-cell office:value-type="float" office:value="1.9970702" calcext:value-type="float">
            <text:p>1.9970702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19.20353904" calcext:value-type="float">
            <text:p>19.20353904</text:p>
          </table:table-cell>
          <table:table-cell office:value-type="float" office:value="16.64245716" calcext:value-type="float">
            <text:p>16.64245716</text:p>
          </table:table-cell>
          <table:table-cell office:value-type="float" office:value="8.29509584" calcext:value-type="float">
            <text:p>8.29509584</text:p>
          </table:table-cell>
          <table:table-cell office:value-type="float" office:value="8.0779512" calcext:value-type="float">
            <text:p>8.0779512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2.34823216" calcext:value-type="float">
            <text:p>2.34823216</text:p>
          </table:table-cell>
          <table:table-cell office:value-type="float" office:value="1.95106616" calcext:value-type="float">
            <text:p>1.95106616</text:p>
          </table:table-cell>
          <table:table-cell office:value-type="float" office:value="1.02080088" calcext:value-type="float">
            <text:p>1.02080088</text:p>
          </table:table-cell>
          <table:table-cell office:value-type="float" office:value="0.97335964" calcext:value-type="float">
            <text:p>0.97335964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9.61706404" calcext:value-type="float">
            <text:p>9.61706404</text:p>
          </table:table-cell>
          <table:table-cell office:value-type="float" office:value="8.25269952" calcext:value-type="float">
            <text:p>8.25269952</text:p>
          </table:table-cell>
          <table:table-cell office:value-type="float" office:value="4.06979592" calcext:value-type="float">
            <text:p>4.06979592</text:p>
          </table:table-cell>
          <table:table-cell office:value-type="float" office:value="3.93409396" calcext:value-type="float">
            <text:p>3.93409396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38.36552304" calcext:value-type="float">
            <text:p>38.36552304</text:p>
          </table:table-cell>
          <table:table-cell office:value-type="float" office:value="33.24215436" calcext:value-type="float">
            <text:p>33.24215436</text:p>
          </table:table-cell>
          <table:table-cell office:value-type="float" office:value="16.52511484" calcext:value-type="float">
            <text:p>16.52511484</text:p>
          </table:table-cell>
          <table:table-cell office:value-type="float" office:value="16.07065648" calcext:value-type="float">
            <text:p>16.07065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00:44:27.6654490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9:00:11.861527251</meta:creation-date>
    <dc:date>2017-07-17T01:19:52.865895837</dc:date>
    <meta:editing-duration>PT1H3M45S</meta:editing-duration>
    <meta:editing-cycles>6</meta:editing-cycles>
    <meta:generator>LibreOffice/5.1.6.2$Linux_X86_64 LibreOffice_project/10m0$Build-2</meta:generator>
    <meta:document-statistic meta:table-count="1" meta:cell-count="309" meta:object-count="0"/>
  </office:meta>
</office:document-meta>
</file>